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# Cahier des charges - Application web de gestion de classes avec signature en ligne</text:p>
      <text:p text:style-name="Normal"/>
      <text:p text:style-name="Normal">## 1. Objectifs de l'application</text:p>
      <text:p text:style-name="Normal">L'application doit permettre les fonctionnalités suivantes :</text:p>
      <text:p text:style-name="Normal">- **Gestion des utilisateurs** : enseignants, élèves et administrateurs.</text:p>
      <text:p text:style-name="Normal">- **Organisation des classes** : CRUD des affectations des élèves et des enseignants aux classes.</text:p>
      <text:p text:style-name="Normal">- **Gestion des matières et des emplois du temps** : configuration des matières et des horaires pour chaque classe.</text:p>
      <text:p text:style-name="Normal">- **Signature en ligne** : les utilisateurs pourront signer électroniquement pour valider leur présence.</text:p>
      <text:p text:style-name="Normal"/>
      <text:p text:style-name="Normal">## 2. Fonctionnalités</text:p>
      <text:p text:style-name="Normal"/>
      <text:p text:style-name="Normal">### 2.1 Profils utilisateurs</text:p>
      <text:p text:style-name="Normal"/>
      <text:p text:style-name="Normal"><text:s text:c="3"/>**Administrateur :**</text:p>
      <text:p text:style-name="Normal"><text:s text:c="3"/>- Gestion complète du système : création et gestion des utilisateurs (enseignants, élèves) et des classes.</text:p>
      <text:p text:style-name="Normal"><text:s text:c="3"/>- Gestion des matières et des emplois du temps.</text:p>
      <text:p text:style-name="Normal"><text:s text:c="3"/>- Gestion des signatures de présence.</text:p>
      <text:p text:style-name="Normal"/>
      <text:p text:style-name="Normal"><text:s text:c="3"/>**Enseignant :**</text:p>
      <text:p text:style-name="Normal"><text:s text:c="3"/>- Consultation des emplois du temps et des classes.</text:p>
      <text:p text:style-name="Normal"><text:s text:c="3"/>- Génération, consultation et validation des signatures de présence.</text:p>
      <text:p text:style-name="Normal"/>
      <text:p text:style-name="Normal"><text:s text:c="3"/>**Élève :**</text:p>
      <text:p text:style-name="Normal"><text:s text:c="3"/>- Consultation de l'emploi du temps.</text:p>
      <text:p text:style-name="Normal"><text:s text:c="3"/>- Signature de présence et consultation de l'historique.</text:p>
      <text:p text:style-name="Normal"/>
      <text:p text:style-name="Normal">#### 2.2 Connexion / Authentification</text:p>
      <text:p text:style-name="Normal"><text:s text:c="3"/>- **Système d'authentification sécurisé** : basé sur des emails et des mots de passe chiffrés (utilisation de la fonction `password_hash()`).</text:p>
      <text:soft-page-break/>
      <text:p text:style-name="Normal"><text:s text:c="3"/>- **Gestion des rôles** : administrateur, enseignant et élève avec des fonctionnalités spécifiques.</text:p>
      <text:p text:style-name="Normal"><text:s text:c="3"/>- **Récupération de mot de passe** : réinitialisation du mot de passe via un email sécurisé.</text:p>
      <text:p text:style-name="Normal"/>
      <text:p text:style-name="Normal">### 2.3 Classes</text:p>
      <text:p text:style-name="Normal"><text:s text:c="3"/>- **CRUD des classes ** Administrateur :</text:p>
      <text:p text:style-name="Normal"><text:s text:c="6"/>- Nom de la classe (ex. : BTS SIO 2 SLAM).</text:p>
      <text:p text:style-name="Normal"><text:s text:c="6"/>- Année scolaire (ex : 2024-2025)</text:p>
      <text:p text:style-name="Normal"><text:s text:c="6"/>- Liste des matières enseignées.</text:p>
      <text:p text:style-name="Normal"/>
      <text:p text:style-name="Normal"><text:s text:c="3"/>- **Affectation des enseignants et élèves ** Administrateur :</text:p>
      <text:p text:style-name="Normal"><text:s text:c="6"/>- Assigner des enseignants à une classe.</text:p>
      <text:p text:style-name="Normal"><text:s text:c="6"/>- Assigner des élèves à une classe.</text:p>
      <text:p text:style-name="Normal"/>
      <text:p text:style-name="Normal"><text:s text:c="3"/>- **Visualisation des classes ** Administrateur &amp; enseignants :</text:p>
      <text:p text:style-name="Normal"><text:s text:c="6"/>- Consulter les informations sur les classes : liste des élèves, matières, emploi du temps.</text:p>
      <text:p text:style-name="Normal"/>
      <text:p text:style-name="Normal">### 2.4 Matières et emploi du temps</text:p>
      <text:p text:style-name="Normal"><text:s text:c="3"/>- **Gestion des matières** Administrateur</text:p>
      <text:p text:style-name="Normal"><text:s text:c="6"/>- CRUD les matières pour chaque classe.</text:p>
      <text:p text:style-name="Normal"><text:s text:c="6"/>- Assignées à enseignants.</text:p>
      <text:p text:style-name="Normal"/>
      <text:p text:style-name="Normal"><text:s text:c="3"/>- **Emploi du temps :**</text:p>
      <text:p text:style-name="Normal"><text:s text:c="6"/>- Administrateur : définir des créneaux horaires pour chaque matière pour chaque classe.</text:p>
      <text:p text:style-name="Normal"><text:s text:c="6"/>- Enseignants et élèves : visualisation de l'emploi du temps (format hebdomadaire) via espace personnel.</text:p>
      <text:p text:style-name="Normal"/>
      <text:p text:style-name="Normal">### 2.5 Signature en ligne</text:p>
      <text:p text:style-name="Normal"/>
      <text:p text:style-name="Normal"><text:s text:c="3"/>- **Signature électronique** :</text:p>
      <text:p text:style-name="Normal"><text:s text:c="6"/>- La demande de signature sera déclenchée par l'enseignant et envoyée via l'espace personnel et/ou mail.</text:p>
      <text:soft-page-break/>
      <text:p text:style-name="Normal"><text:s text:c="6"/>- La signature devra être **sécurisée** et accompagnée d’un horodatage pour assurer la validité du processus.</text:p>
      <text:p text:style-name="Normal"><text:s text:c="6"/>- La signature sera assignée à son enseignant, élève, matière et créneaux horaire.</text:p>
      <text:p text:style-name="Normal"><text:s text:c="6"/>- Chaque utilisateur pourra consulter l'historique de ses signatures.</text:p>
      <text:p text:style-name="Normal"/>
      <text:p text:style-name="Normal"><text:s text:c="3"/>- **Archivage** :</text:p>
      <text:p text:style-name="Normal"><text:s text:c="6"/>- Les signatures seront archivés et resteront disponibles pour consultation.</text:p>
      <text:p text:style-name="Normal"/>
      <text:p text:style-name="Normal">## 3. Exigences techniques</text:p>
      <text:p text:style-name="Normal"/>
      <text:p text:style-name="Normal">### 3.1 Langages de développement</text:p>
      <text:p text:style-name="Normal"><text:s text:c="3"/>- **Backend :** PHP natif sans frameworks (ou en utilisant des bibliothèques PHP simples pour des fonctionnalités spécifiques).</text:p>
      <text:p text:style-name="Normal"><text:s text:c="3"/>- **Frontend :**<text:s/></text:p>
      <text:p text:style-name="Normal"><text:s text:c="9"/>HTML5 pour la structure des pages</text:p>
      <text:p text:style-name="Normal"><text:s text:c="9"/>CSS3 pour la mise en forme, utilisation obligatoire du framework Bootstrap</text:p>
      <text:p text:style-name="Normal"><text:s text:c="9"/>JavaScript pour les interactions dynamiques (possibilité d'utiliser des bibliothèques légères comme jQuery).</text:p>
      <text:p text:style-name="Normal"><text:s text:c="3"/>- **Base de données :** MySQL avec des tables bien structurées et des relations entre les classes, élèves, enseignants, matières et évaluations.</text:p>
      <text:p text:style-name="Normal"/>
      <text:p text:style-name="Normal">### 3.2 Hébergement</text:p>
      <text:p text:style-name="Normal"><text:s text:c="3"/>- Hébergement sur un serveur Apache compatible avec **PHP 7+**.</text:p>
      <text:p text:style-name="Normal"><text:s text:c="3"/>- Base de données **MySQL** hébergée sur le même serveur.</text:p>
      <text:p text:style-name="Normal"/>
      <text:p text:style-name="Normal">### 3.3 Sécurité</text:p>
      <text:p text:style-name="Normal"><text:s text:c="3"/>- **Sessions sécurisées** pour la gestion des utilisateurs et des connexions.</text:p>
      <text:p text:style-name="Normal"><text:s text:c="3"/>- Utilisation de **HTTPS** pour garantir la confidentialité des échanges.</text:p>
      <text:p text:style-name="Normal"><text:s text:c="3"/>- **Cryptage des mots de passe** (avec des fonctions comme `password_hash()`).</text:p>
      <text:p text:style-name="Normal"><text:s text:c="3"/>- **Vérification des signatures numériques** : utilisation d’horodatage et de systèmes de chiffrement pour assurer l’authenticité des signatures électroniques.</text:p>
      <text:p text:style-name="Normal"/>
      <text:p text:style-name="Normal">### 3.4 Compatibilité</text:p>
      <text:soft-page-break/>
      <text:p text:style-name="Normal"><text:s text:c="3"/>- Compatibilité avec les navigateurs web modernes : **Google Chrome**, **Mozilla Firefox**, **Microsoft Edge**.</text:p>
      <text:p text:style-name="Normal"><text:s text:c="3"/>- **Responsive Design** : l’interface doit être adaptée aux différents types d’appareils (ordinateurs, tablettes, smartphones).</text:p>
      <text:p text:style-name="Normal"/>
      <text:p text:style-name="Normal">## 4. Interfaces utilisateur</text:p>
      <text:p text:style-name="Normal"/>
      <text:p text:style-name="Normal">### 4.1 Tableau de bord de l'administrateur</text:p>
      <text:p text:style-name="Normal"><text:s text:c="3"/>- Vue d’ensemble des utilisateurs (enseignants, élèves).</text:p>
      <text:p text:style-name="Normal"><text:s text:c="3"/>- Gestion des classes et des matières.</text:p>
      <text:p text:style-name="Normal"><text:s text:c="3"/>- Accès aux archives des signatures.</text:p>
      <text:p text:style-name="Normal"><text:s text:c="3"/>- Statistiques générales (nombre d'élèves, d’enseignants, de classes).</text:p>
      <text:p text:style-name="Normal"/>
      <text:p text:style-name="Normal">### 4.2 Interface enseignant</text:p>
      <text:p text:style-name="Normal"><text:s text:c="3"/>- Consultation de l'emploi du temps.</text:p>
      <text:p text:style-name="Normal"><text:s text:c="3"/>- Liste des classes et des élèves.</text:p>
      <text:p text:style-name="Normal"><text:s text:c="3"/>- Création et gestion des signature.</text:p>
      <text:p text:style-name="Normal"/>
      <text:p text:style-name="Normal">### 4.3 Interface élève</text:p>
      <text:p text:style-name="Normal"><text:s text:c="3"/>- Consultation de l'emploi du temps.</text:p>
      <text:p text:style-name="Normal"><text:s text:c="3"/>- Signature et acccès à leurs archives.</text:p>
      <text:p text:style-name="Normal"/>
      <text:p text:style-name="Normal">## 5. Livrables attendus</text:p>
      <text:p text:style-name="Normal"><text:s text:c="3"/>- Code source complet et documenté de l'application.</text:p>
      <text:p text:style-name="Normal"><text:s text:c="3"/>- **Documentation technique** expliquant l’installation et l’administration du système.</text:p>
      <text:p text:style-name="Normal"><text:s text:c="3"/>- **Documentation utilisateur** pour les enseignants, élèves, et administrateurs.</text:p>
      <text:p text:style-name="Normal"><text:s text:c="3"/>- Base de données MySQL préconfigurée avec les tables et relations nécessaires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ETOURMY Quentin</meta:initial-creator>
    <dc:creator>ETOURMY Quentin</dc:creator>
    <meta:creation-date>2024-11-16T09:48:00Z</meta:creation-date>
    <dc:date>2024-11-16T09:49:00Z</dc:date>
    <meta:template xlink:href="Normal.dotm" xlink:type="simple"/>
    <meta:editing-cycles>1</meta:editing-cycles>
    <meta:editing-duration>PT60S</meta:editing-duration>
    <meta:document-statistic meta:page-count="4" meta:paragraph-count="10" meta:word-count="815" meta:character-count="5289" meta:row-count="37" meta:non-whitespace-character-count="4484"/>
  </office:meta>
</office:document-meta>
</file>